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251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14.079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 style:text-align-source="value-type" style:repeat-content="false" fo:border="2.01pt solid #000000"/>
      <style:paragraph-properties fo:margin-left="0cm"/>
      <style:text-properties fo:font-size="15pt" fo:font-weight="bold"/>
    </style:style>
    <style:style style:name="ce2" style:family="table-cell" style:parent-style-name="Default">
      <style:table-cell-properties fo:border-bottom="2.01pt solid #000000" fo:background-color="#9900ff" fo:border-left="2.01pt solid #000000" fo:border-right="none" fo:border-top="2.01pt solid #000000"/>
      <style:text-properties fo:font-size="13pt" fo:font-weight="bold"/>
    </style:style>
    <style:style style:name="ce3" style:family="table-cell" style:parent-style-name="Default">
      <style:table-cell-properties fo:background-color="#006699"/>
    </style:style>
    <style:style style:name="ce4" style:family="table-cell" style:parent-style-name="Default">
      <style:table-cell-properties fo:border-bottom="2.01pt solid #000000" fo:background-color="#9900ff" fo:border-left="none" fo:border-right="none" fo:border-top="2.01pt solid #000000"/>
      <style:text-properties fo:font-size="13pt" fo:font-weight="bold"/>
    </style:style>
    <style:style style:name="ce5" style:family="table-cell" style:parent-style-name="Default">
      <style:table-cell-properties fo:border-bottom="2.01pt solid #000000" fo:background-color="#9900ff" fo:border-left="none" fo:border-right="2.01pt solid #000000" fo:border-top="2.01pt solid #000000"/>
      <style:text-properties fo:font-size="13pt" fo:font-weight="bold"/>
    </style:style>
  </office:automatic-styles>
  <office:body>
    <office:spreadsheet>
      <table:content-validations>
        <table:content-validation table:name="val1" table:base-cell-address="Sheet1.A1">
          <table:error-message table:message-type="stop" table:display="true"/>
        </table:content-validation>
        <table:content-validation table:name="val2" table:condition="of:cell-content-is-in-list(&quot;3D Model&quot;;&quot;3D Model | Weapon&quot;;&quot;3D Model | Enemy&quot;;&quot;Sound&quot;;&quot;Texture&quot;)" table:allow-empty-cell="true" table:display-list="unsorted" table:base-cell-address="Sheet1.B1">
          <table:error-message table:message-type="stop" table:display="true"/>
        </table:content-validation>
        <table:content-validation table:name="val3" table:condition="of:cell-content-is-in-list(&quot;All | Multiple&quot;;&quot;House&quot;;&quot;Forest&quot;;&quot;Castle&quot;;&quot;Caves&quot;;&quot;Mines&quot;;&quot;Lab&quot;)" table:allow-empty-cell="true" table:display-list="unsorted" table:base-cell-address="Sheet1.C1">
          <table:error-message table:message-type="stop" table:display="true"/>
        </table:content-validation>
        <table:content-validation table:name="val4" table:condition="of:cell-content-is-in-list(&quot;Royalty free - all extended users&quot;;&quot;Creative commons 0&quot;)" table:allow-empty-cell="true" table:display-list="unsorted" table:base-cell-address="Sheet1.D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content-validation-name="val1" office:value-type="string" calcext:value-type="string">
            <text:p>Resource Name</text:p>
          </table:table-cell>
          <table:table-cell table:style-name="ce1" table:content-validation-name="val2" office:value-type="string" calcext:value-type="string">
            <text:p>Type</text:p>
          </table:table-cell>
          <table:table-cell table:style-name="ce1" table:content-validation-name="val3" office:value-type="string" calcext:value-type="string">
            <text:p>Location</text:p>
          </table:table-cell>
          <table:table-cell table:style-name="ce1" table:content-validation-name="val1" office:value-type="string" calcext:value-type="string">
            <text:p>License</text:p>
          </table:table-cell>
          <table:table-cell table:style-name="ce1" table:content-validation-name="val1" office:value-type="string" calcext:value-type="string">
            <text:p>URL</text:p>
          </table:table-cell>
          <table:table-cell table:style-name="ce1" table:content-validation-name="val1" table:number-columns-repeated="1018"/>
          <table:table-cell/>
        </table:table-row>
        <table:table-row table:style-name="ro2">
          <table:table-cell table:style-name="ce2" office:value-type="string" calcext:value-type="string">
            <text:p>Model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8"/>
          <table:table-cell table:style-name="ce5"/>
          <table:table-cell/>
        </table:table-row>
        <table:table-row table:style-name="ro3">
          <table:table-cell office:value-type="string" calcext:value-type="string">
            <text:p>Wooden Barrel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310957" xlink:type="simple">http://www.turbosquid.com/FullPreview/Index.cfm/ID/31095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il Barrel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3d-model-old-metal-barrels/468280" xlink:type="simple">http://www.turbosquid.com/3d-models/3d-model-old-metal-barrels/46828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r Stool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3d-model-shop-stool/232224" xlink:type="simple">http://www.turbosquid.com/3d-models/3d-model-shop-stool/23222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thtub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330638" xlink:type="simple">http://www.turbosquid.com/FullPreview/Index.cfm/ID/33063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617314" xlink:type="simple">http://www.turbosquid.com/FullPreview/Index.cfm/ID/617314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cas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554801" xlink:type="simple">http://www.turbosquid.com/FullPreview/Index.cfm/ID/55480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ok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321013" xlink:type="simple">http://www.turbosquid.com/FullPreview/Index.cfm/ID/32101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rat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Caves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crate-3d-model/732935" xlink:type="simple">http://www.turbosquid.com/3d-models/free-crate-3d-model/73293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umpster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264458" xlink:type="simple">http://www.turbosquid.com/FullPreview/Index.cfm/ID/26445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enc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pack-fences-plank-modular-3d-model/620289" xlink:type="simple">http://www.turbosquid.com/3d-models/free-pack-fences-plank-modular-3d-model/62028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edg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515901" xlink:type="simple">http://www.turbosquid.com/FullPreview/Index.cfm/ID/51590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ous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272296" xlink:type="simple">http://www.turbosquid.com/FullPreview/Index.cfm/ID/272296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mp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532153" xlink:type="simple">http://www.turbosquid.com/FullPreview/Index.cfm/ID/53215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ntern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kerosene-lamp-3ds-free/572579" xlink:type="simple">http://www.turbosquid.com/3d-models/kerosene-lamp-3ds-free/57257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dieval Chair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Cast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3ds-model-chair/417261" xlink:type="simple">http://www.turbosquid.com/3d-models/free-3ds-model-chair/41726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dium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Cast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podium-stage-presentation-3d-model/595005" xlink:type="simple">http://www.turbosquid.com/3d-models/free-podium-stage-presentation-3d-model/59500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olice Car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3d-car-police/271097" xlink:type="simple">http://www.turbosquid.com/3d-models/3d-car-police/27109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ock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Caves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low-poly-stones-blend-free/746539" xlink:type="simple">http://www.turbosquid.com/3d-models/low-poly-stones-blend-free/74653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d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house-hut-shed-3ds/429421" xlink:type="simple">http://www.turbosquid.com/3d-models/house-hut-shed-3ds/42942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k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3ds-mode-simple-sink/662958" xlink:type="simple">http://www.turbosquid.com/3d-models/free-3ds-mode-simple-sink/66295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ofa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699771" xlink:type="simple">http://www.turbosquid.com/FullPreview/Index.cfm/ID/69977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tu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Cast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801221" xlink:type="simple">http://www.turbosquid.com/FullPreview/Index.cfm/ID/80122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reet Lamp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street-lamp-3d-model/473402" xlink:type="simple">http://www.turbosquid.com/3d-models/street-lamp-3d-model/47340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ilet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Hous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542652" xlink:type="simple">http://www.turbosquid.com/FullPreview/Index.cfm/ID/54265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ree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480700" xlink:type="simple">http://www.turbosquid.com/FullPreview/Index.cfm/ID/480700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ndow</text:p>
          </table:table-cell>
          <table:table-cell table:content-validation-name="val2" office:value-type="string" calcext:value-type="string">
            <text:p>3D Model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491122" xlink:type="simple">http://www.turbosquid.com/FullPreview/Index.cfm/ID/491122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eapon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8"/>
          <table:table-cell table:style-name="ce5"/>
          <table:table-cell/>
        </table:table-row>
        <table:table-row table:style-name="ro3">
          <table:table-cell office:value-type="string" calcext:value-type="string">
            <text:p>Handgun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362695" xlink:type="simple">http://www.turbosquid.com/FullPreview/Index.cfm/ID/36269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otgun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336778" xlink:type="simple">http://www.turbosquid.com/FullPreview/Index.cfm/ID/33677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chine Gun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516883" xlink:type="simple">http://www.turbosquid.com/FullPreview/Index.cfm/ID/516883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zi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3d-uzi-gun-model/257945" xlink:type="simple">http://www.turbosquid.com/3d-models/3d-uzi-gun-model/257945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fle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ruger-10-22-rifle-3d-model/316521" xlink:type="simple">http://www.turbosquid.com/3d-models/free-ruger-10-22-rifle-3d-model/316521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gnum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obj-mode-44-magnum-modern/621822" xlink:type="simple">http://www.turbosquid.com/3d-models/free-obj-mode-44-magnum-modern/621822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mbat Shotgun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870-mcs-870mcs-3d-model/586289" xlink:type="simple">http://www.turbosquid.com/3d-models/free-870-mcs-870mcs-3d-model/586289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niper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blend-mode-gol-sniper/708548" xlink:type="simple">http://www.turbosquid.com/3d-models/free-blend-mode-gol-sniper/70854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er</text:p>
          </table:table-cell>
          <table:table-cell table:content-validation-name="val2" office:value-type="string" calcext:value-type="string">
            <text:p>3D Model | Weapon</text:p>
          </table:table-cell>
          <table:table-cell table:content-validation-name="val3"/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sci-fi-gun-smg-3ds-free/603418" xlink:type="simple">http://www.turbosquid.com/3d-models/sci-fi-gun-smg-3ds-free/603418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ut-scene Sound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8"/>
          <table:table-cell table:style-name="ce5"/>
          <table:table-cell/>
        </table:table-row>
        <table:table-row table:style-name="ro3">
          <table:table-cell office:value-type="string" calcext:value-type="string">
            <text:p>Intro Cut-scene music + Iron Anubis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tec%20studios/sounds/98495/" xlink:type="simple">https://www.freesound.org/people/tec%20studios/sounds/98495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z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RutgerMuller/sounds/51231/" xlink:type="simple">https://www.freesound.org/people/RutgerMuller/sounds/51231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erulean Titan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://freesound.org/people/Greenhourglass/sounds/159382/" xlink:type="simple">http://freesound.org/people/Greenhourglass/sounds/159382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b Locks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hypocore/sounds/164089/" xlink:type="simple">https://www.freesound.org/people/hypocore/sounds/164089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ctor Rumbl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://freesound.org/people/Reitanna/sounds/217657/" xlink:type="simple">http://freesound.org/people/Reitanna/sounds/217657/</text:a></text:p>
          </table:table-cell>
          <table:table-cell table:number-columns-repeated="1019"/>
        </table:table-row>
        <table:table-row table:style-name="ro3" table:number-rows-repeated="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style-name="ce2" office:value-type="string" calcext:value-type="string">
            <text:p>Weapon Sound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8"/>
          <table:table-cell table:style-name="ce5"/>
          <table:table-cell/>
        </table:table-row>
        <table:table-row table:style-name="ro3">
          <table:table-cell office:value-type="string" calcext:value-type="string">
            <text:p>Grenade Launcher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LeMudCrab/sounds/163458/" xlink:type="simple">https://www.freesound.org/people/LeMudCrab/sounds/163458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er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aust_paul/sounds/30935/" xlink:type="simple">https://www.freesound.org/people/aust_paul/sounds/30935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ser Recharg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qubodup/sounds/162229/" xlink:type="simple">https://www.freesound.org/people/qubodup/sounds/162229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gun + Machine + Uzi Reload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Paul368/sounds/201907/" xlink:type="simple">https://www.freesound.org/people/Paul368/sounds/201907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dgun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haydensayshi123/sounds/138679/" xlink:type="simple">https://www.freesound.org/people/haydensayshi123/sounds/138679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ndard Empty Chamber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KlawyKogut/sounds/154934/" xlink:type="simple">https://www.freesound.org/people/KlawyKogut/sounds/154934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gnum Reload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Dredile/sounds/177863/" xlink:type="simple">https://www.freesound.org/people/Dredile/sounds/177863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fle Reload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MentalSanityOff/sounds/153560/" xlink:type="simple">https://www.freesound.org/people/MentalSanityOff/sounds/153560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fle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SoundCollectah/sounds/157801/" xlink:type="simple">https://www.freesound.org/people/SoundCollectah/sounds/157801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niper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gattoangus/sounds/217805/" xlink:type="simple">https://www.freesound.org/people/gattoangus/sounds/217805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chine Gun + Uzi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LeMudCrab/sounds/163460/" xlink:type="simple">https://www.freesound.org/people/LeMudCrab/sounds/163460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otgun Reloading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lensflare8642/sounds/145209/" xlink:type="simple">https://www.freesound.org/people/lensflare8642/sounds/145209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in Gun Fire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escortmarius/sounds/138038/" xlink:type="simple">https://www.freesound.org/people/escortmarius/sounds/138038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in Gun Reload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jhka/sounds/139001/" xlink:type="simple">https://www.freesound.org/people/jhka/sounds/139001/</text:a></text:p>
          </table:table-cell>
          <table:table-cell table:number-columns-repeated="1019"/>
        </table:table-row>
        <table:table-row table:style-name="ro3" table:number-rows-repeated="2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style-name="ce2" office:value-type="string" calcext:value-type="string">
            <text:p>Enemy Sound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8"/>
          <table:table-cell table:style-name="ce5"/>
          <table:table-cell/>
        </table:table-row>
        <table:table-row table:style-name="ro3">
          <table:table-cell office:value-type="string" calcext:value-type="string">
            <text:p>Shadow Anubis Death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nigelnix/sounds/221688/" xlink:type="simple">https://www.freesound.org/people/nigelnix/sounds/221688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ombieDeath[1, 2, 3, 4]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oldedgar/sounds/131711/" xlink:type="simple">https://www.freesound.org/people/oldedgar/sounds/131711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ZombieHurt[1, 2]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mattgarkusha/sounds/209664/" xlink:type="simple">https://www.freesound.org/people/mattgarkusha/sounds/209664/</text:a></text:p>
          </table:table-cell>
          <table:table-cell table:number-columns-repeated="1019"/>
        </table:table-row>
        <table:table-row table:style-name="ro3" table:number-rows-repeated="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  <table:table-row table:style-name="ro3">
          <table:table-cell office:value-type="string" calcext:value-type="string">
            <text:p>Final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shitefromaheight/sounds/132907/" xlink:type="simple">https://www.freesound.org/people/shitefromaheight/sounds/132907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ctor Laugh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teqstudios/sounds/118703/" xlink:type="simple">https://www.freesound.org/people/teqstudios/sounds/118703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onsterHurt1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pikachu09/sounds/204610/" xlink:type="simple">https://www.freesound.org/people/pikachu09/sounds/204610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dBlueAnubisDeath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Kirat/sounds/158687/" xlink:type="simple">https://www.freesound.org/people/Kirat/sounds/158687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AnubisDeath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ZyryTSounds/sounds/237985/" xlink:type="simple">https://www.freesound.org/people/ZyryTSounds/sounds/237985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eruleanTitanDeath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jonccox/sounds/191809/" xlink:type="simple">https://www.freesound.org/people/jonccox/sounds/191809/</text:a></text:p>
          </table:table-cell>
          <table:table-cell table:number-columns-repeated="1019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  <table:table-row table:style-name="ro2">
          <table:table-cell table:style-name="ce2" office:value-type="string" calcext:value-type="string">
            <text:p>Sector Sound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8"/>
          <table:table-cell table:style-name="ce5"/>
          <table:table-cell/>
        </table:table-row>
        <table:table-row table:style-name="ro3">
          <table:table-cell office:value-type="string" calcext:value-type="string">
            <text:p>Lab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Lab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wolick/sounds/191852/" xlink:type="simple">https://www.freesound.org/people/wolick/sounds/191852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nes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Mines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Fantozzi/sounds/213618/" xlink:type="simple">https://www.freesound.org/people/Fantozzi/sounds/213618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ves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Caves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Sclolex/sounds/177958/" xlink:type="simple">https://www.freesound.org/people/Sclolex/sounds/177958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stle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Castle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yewbic/sounds/28798/" xlink:type="simple">https://www.freesound.org/people/yewbic/sounds/28798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est Sewer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thedapperdan/sounds/26910/" xlink:type="simple">https://www.freesound.org/people/thedapperdan/sounds/26910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neric Danger Sound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Divinux/sounds/198415/" xlink:type="simple">https://www.freesound.org/people/Divinux/sounds/198415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est Ambient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Forest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Erokia/sounds/183881/" xlink:type="simple">https://www.freesound.org/people/Erokia/sounds/183881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ab Waste Room Background Alarm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 office:value-type="string" calcext:value-type="string">
            <text:p>Lab</text:p>
          </table:table-cell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sirplus/sounds/25031/" xlink:type="simple">https://www.freesound.org/people/sirplus/sounds/25031/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abin + Maze Background</text:p>
          </table:table-cell>
          <table:table-cell table:content-validation-name="val2" office:value-type="string" calcext:value-type="string">
            <text:p>Sound</text:p>
          </table:table-cell>
          <table:table-cell table:content-validation-name="val3"/>
          <table:table-cell table:content-validation-name="val4" office:value-type="string" calcext:value-type="string">
            <text:p>Creative commons 0</text:p>
          </table:table-cell>
          <table:table-cell office:value-type="string" calcext:value-type="string">
            <text:p><text:a xlink:href="https://www.freesound.org/people/QuietAndy/sounds/151860/" xlink:type="simple">https://www.freesound.org/people/QuietAndy/sounds/151860/</text:a>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nemies</text:p>
          </table:table-cell>
          <table:table-cell table:style-name="ce4" table:content-validation-name="val2"/>
          <table:table-cell table:style-name="ce4" table:content-validation-name="val3"/>
          <table:table-cell table:style-name="ce4" table:content-validation-name="val4"/>
          <table:table-cell table:style-name="ce4" table:number-columns-repeated="1019"/>
          <table:table-cell table:style-name="ce5"/>
        </table:table-row>
        <table:table-row table:style-name="ro3">
          <table:table-cell office:value-type="string" calcext:value-type="string">
            <text:p>Basic Zombie</text:p>
          </table:table-cell>
          <table:table-cell table:content-validation-name="val2" office:value-type="string" calcext:value-type="string">
            <text:p>3D Model | Enemy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483277" xlink:type="simple">http://www.turbosquid.com/FullPreview/Index.cfm/ID/483277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Anubis</text:p>
          </table:table-cell>
          <table:table-cell table:content-validation-name="val2" office:value-type="string" calcext:value-type="string">
            <text:p>3D Model | Enemy</text:p>
          </table:table-cell>
          <table:table-cell table:content-validation-name="val3" office:value-type="string" calcext:value-type="string">
            <text:p>All | Multiple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3d-models/free-max-mode-umber-hulk/624128" xlink:type="simple">http://www.turbosquid.com/3d-models/free-max-mode-umber-hulk/624128</text:a>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ctor</text:p>
          </table:table-cell>
          <table:table-cell table:content-validation-name="val2" office:value-type="string" calcext:value-type="string">
            <text:p>3D Model | Enemy</text:p>
          </table:table-cell>
          <table:table-cell table:content-validation-name="val3" office:value-type="string" calcext:value-type="string">
            <text:p>Lab</text:p>
          </table:table-cell>
          <table:table-cell table:content-validation-name="val4" office:value-type="string" calcext:value-type="string">
            <text:p>Royalty free - all extended users</text:p>
          </table:table-cell>
          <table:table-cell office:value-type="string" calcext:value-type="string">
            <text:p><text:a xlink:href="http://www.turbosquid.com/FullPreview/Index.cfm/ID/344127" xlink:type="simple">http://www.turbosquid.com/FullPreview/Index.cfm/ID/344127</text:a></text:p>
          </table:table-cell>
          <table:table-cell table:number-columns-repeated="1019"/>
        </table:table-row>
        <table:table-row table:style-name="ro3" table:number-rows-repeated="104848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  <table:table-row table:style-name="ro3">
          <table:table-cell/>
          <table:table-cell table:content-validation-name="val2"/>
          <table:table-cell table:content-validation-name="val3"/>
          <table:table-cell table:content-validation-name="val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15:47:44.1542535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22:10:52.177428455</meta:creation-date>
    <dc:date>2014-07-29T15:49:59.708405006</dc:date>
    <meta:editing-duration>PT12H16M32S</meta:editing-duration>
    <meta:editing-cycles>82</meta:editing-cycles>
    <meta:generator>LibreOffice/4.2.4.2$Linux_X86_64 LibreOffice_project/420m0$Build-2</meta:generator>
    <meta:document-statistic meta:table-count="1" meta:cell-count="348" meta:object-count="0"/>
  </office:meta>
</office:document-meta>
</file>